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able1" style:family="table">
      <style:table-properties table:align="center"/>
    </style:style>
    <style:style style:name="Table1.A" style:family="table-column">
      <style:table-column-properties style:rel-column-width="4551*"/>
    </style:style>
    <style:style style:name="Table1.B" style:family="table-column">
      <style:table-column-properties style:rel-column-width="13653*"/>
    </style:style>
    <style:style style:name="Table1.A1" style:family="table-cell">
      <style:table-cell-properties fo:border="none"/>
    </style:style>
  </office:automatic-styles>
  <office:body>
    <office:tex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ID</text:p>
            </table:table-cell>
            <table:table-cell table:style-name="Table1.A1" office:value-type="string">
              <text:p text:style-name="Table_20_Heading">Beschreibung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Ausarbeitung der Zieldefinition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Erstellung Zeitplan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Erstellung Pflichtenheft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Recherche zu erfolgreicher Kommunikation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Sammeln themenspezifischer Fragen zur Erfassung der Problematik eines LMS</text:p>
          </table:table-cell>
        </table:table-row>
        <table:table-row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Sammeln von Fragen</text:p>
          </table:table-cell>
        </table:table-row>
        <table:table-row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Filtern ungenügender Fragen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